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07451"/>
    </style:style>
    <style:style style:name="P2" style:family="paragraph" style:parent-style-name="Standard">
      <style:text-properties fo:font-size="14pt" officeooo:paragraph-rsid="00107451" style:font-size-asian="14pt" style:font-size-complex="14pt"/>
    </style:style>
    <style:style style:name="P3" style:family="paragraph" style:parent-style-name="Standard">
      <style:text-properties fo:font-size="14pt" officeooo:paragraph-rsid="0010fbdc" style:font-size-asian="14pt" style:font-size-complex="14pt"/>
    </style:style>
    <style:style style:name="P4" style:family="paragraph" style:parent-style-name="Standard">
      <style:text-properties fo:font-size="14pt" officeooo:paragraph-rsid="0014fc2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fc25c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fc25c" style:font-size-asian="16pt" style:font-weight-asian="bold" style:font-size-complex="16pt" style:font-weight-complex="bold"/>
    </style:style>
    <style:style style:name="T1" style:family="text">
      <style:text-properties officeooo:rsid="000fc25c"/>
    </style:style>
    <style:style style:name="T2" style:family="text">
      <style:text-properties officeooo:rsid="00107451"/>
    </style:style>
    <style:style style:name="T3" style:family="text">
      <style:text-properties officeooo:rsid="0010fbdc"/>
    </style:style>
    <style:style style:name="T4" style:family="text">
      <style:text-properties officeooo:rsid="00134618"/>
    </style:style>
    <style:style style:name="T5" style:family="text">
      <style:text-properties officeooo:rsid="0014fc27"/>
    </style:style>
    <style:style style:name="T6" style:family="text">
      <style:text-properties fo:font-size="14pt" officeooo:rsid="0010fbd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6"><text:span text:style-name="T5">HOME WORK 3</text:span></text:p>
      <text:p text:style-name="P5"><text:span text:style-name="T5"/></text:p>
      <text:p text:style-name="P4"><text:span text:style-name="T1">1. <text:tab/>The goals for Elaboration is create the domain models </text:span><text:span text:style-name="T2">system sequence</text:span></text:p>
      <text:p text:style-name="P4"><text:span text:style-name="T2"><text:s/>diagrams Operation Contracts Logical Architecture and UML package diagrams <text:s/>GRASP Design Design for visibility</text:span></text:p>
      <text:p text:style-name="P2"><text:span text:style-name="T2">Mapping Design for Code Test-Driven Development and Refactoring</text:span></text:p>
      <text:p text:style-name="P2"><text:span text:style-name="T2"/></text:p>
      <text:p text:style-name="P2"><text:span text:style-name="T2">2. When you Finish The Elaboration <text:s/></text:span><text:span text:style-name="T3">Iteration one phase</text:span></text:p>
      <text:p text:style-name="P2"><text:span text:style-name="T2"/></text:p>
      <text:p text:style-name="P2"><text:span text:style-name="T2">3. The project <text:s/></text:span><text:span text:style-name="T3">exceed </text:span><text:span text:style-name="T2">descriptor <text:s/>class </text:span><text:span text:style-name="T3">that contain like the project describe,project reviews,etc about the project.</text:span></text:p>
      <text:p text:style-name="P2"><text:span text:style-name="T3"/></text:p>
      <text:p text:style-name="P3"><text:span text:style-name="T3">4. UPC EAN SKU are the barcode symbology use for tracking trade items in store.</text:span></text:p>
      <text:p text:style-name="P3"><text:span text:style-name="T3"/></text:p>
      <text:p text:style-name="P3"><text:span text:style-name="T3">5. in external stor</text:span><text:span text:style-name="T5">a</text:span><text:span text:style-name="T3">ge drive or the database in computer.</text:span></text:p>
      <text:p text:style-name="P3"><text:span text:style-name="T3"/></text:p>
      <text:p text:style-name="P3"><text:span text:style-name="T3">6. </text:span><text:span text:style-name="T4">45410546334</text:span></text:p>
      <text:p text:style-name="P4"><text:span text:style-name="T5"><text:tab/>odd number multiple by three (4+4+0+4+3+4) 19*3= 57</text:span></text:p>
      <text:p text:style-name="P4"><text:span text:style-name="T5"><text:tab/>even number(57+(5+1+5+6+3))=77</text:span></text:p>
      <text:p text:style-name="P4"><text:span text:style-name="T5"><text:tab/>modulo 10 = 7</text:span></text:p>
      <text:p text:style-name="P4"><text:span text:style-name="T5"><text:tab/>subtract from 10 = 3</text:span></text:p>
      <text:p text:style-name="P4"><text:span text:style-name="T5"><text:s text:c="6"/>all my digit 454105463343</text:span></text:p>
      <text:p text:style-name="P3"><text:span text:style-name="T3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officeooo:rsid="0010fbdc" style:font-size-asian="14pt" style:font-size-complex="14pt"/>
    </style:style>
    <style:style style:name="MT2" style:family="text">
      <style:text-properties officeooo:rsid="0010fbdc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Wasin Hawaree 5410546334</text:span><text:span text:style-name="MT2"> 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1T20:43:46</meta:creation-date>
    <dc:date>2012-09-12T00:35:14</dc:date>
    <meta:editing-duration>PT3H4M57S</meta:editing-duration>
    <meta:editing-cycles>2</meta:editing-cycles>
    <meta:generator>LibreOffice/3.6$MacOSX_x86 LibreOffice_project/932b512-69e3009-7a10e5c-fc86223-a55908</meta:generator>
    <meta:print-date>2012-09-12T00:29:50</meta:print-date>
    <meta:document-statistic meta:table-count="0" meta:image-count="0" meta:object-count="0" meta:page-count="1" meta:paragraph-count="15" meta:word-count="115" meta:character-count="761" meta:non-whitespace-character-count="638"/>
  </office:meta>
</office:document-meta>
</file>